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2.837cm" svg:y="27.993cm">
            <draw:object draw:notify-on-update-of-ranges="Φύλλο1.D41:Φύλλο1.D50 Φύλλο1.E40:Φύλλο1.E40 Φύλλο1.E41:Φύλλο1.E50 Φύλλο1.F40:Φύλλο1.F40 Φύλλο1.F41:Φύλλο1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448cm" svg:y="129.176cm">
            <draw:object draw:notify-on-update-of-ranges="Φύλλο1.G41:Φύλλο1.G50 Φύλλο1.H40:Φύλλο1.H40 Φύλλο1.H41:Φύλλο1.H50 Φύλλο1.I40:Φύλλο1.I40 Φύλλο1.I41:Φύλλο1.I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16375" table:default-cell-style-name="ce2"/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DASI_2014_1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48" calcext:value-type="percentage">
            <text:p>11,48%</text:p>
          </table:table-cell>
          <table:table-cell/>
          <table:table-cell table:style-name="ce1" office:value-type="string" calcext:value-type="string">
            <text:p>DASI_2015_1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0831" calcext:value-type="percentage">
            <text:p>8,31%</text:p>
          </table:table-cell>
          <table:table-cell/>
          <table:table-cell table:style-name="ce1" office:value-type="string" calcext:value-type="string">
            <text:p>DASI_2016_1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2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0972" calcext:value-type="percentage">
            <text:p>9,72%</text:p>
          </table:table-cell>
          <table:table-cell/>
          <table:table-cell table:style-name="ce1" office:value-type="string" calcext:value-type="string">
            <text:p>DASI_2015_2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ce1" office:value-type="string" calcext:value-type="string">
            <text:p>DASI_2016_2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55" calcext:value-type="percentage">
            <text:p>2,5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3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25" calcext:value-type="percentage">
            <text:p>10,25%</text:p>
          </table:table-cell>
          <table:table-cell/>
          <table:table-cell table:style-name="ce1" office:value-type="string" calcext:value-type="string">
            <text:p>DASI_2015_3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009" calcext:value-type="percentage">
            <text:p>10,09%</text:p>
          </table:table-cell>
          <table:table-cell/>
          <table:table-cell table:style-name="ce1" office:value-type="string" calcext:value-type="string">
            <text:p>DASI_2016_3</text:p>
          </table:table-cell>
          <table:table-cell office:value-type="percentage" office:value="0.0472" calcext:value-type="percentage">
            <text:p>4,72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4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0936" calcext:value-type="percentage">
            <text:p>9,36%</text:p>
          </table:table-cell>
          <table:table-cell/>
          <table:table-cell table:style-name="ce1" office:value-type="string" calcext:value-type="string">
            <text:p>DASI_2015_4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ce1" office:value-type="string" calcext:value-type="string">
            <text:p>DASI_2016_4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9" calcext:value-type="percentage">
            <text:p>2,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5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1" calcext:value-type="percentage">
            <text:p>11,31%</text:p>
          </table:table-cell>
          <table:table-cell/>
          <table:table-cell table:style-name="ce1" office:value-type="string" calcext:value-type="string">
            <text:p>DASI_2015_5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ce1" office:value-type="string" calcext:value-type="string">
            <text:p>DASI_2016_5</text:p>
          </table:table-cell>
          <table:table-cell office:value-type="percentage" office:value="0.0448" calcext:value-type="percentage">
            <text:p>4,48%</text:p>
          </table:table-cell>
          <table:table-cell office:value-type="percentage" office:value="0.0348" calcext:value-type="percentage">
            <text:p>3,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6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13" calcext:value-type="percentage">
            <text:p>11,13%</text:p>
          </table:table-cell>
          <table:table-cell/>
          <table:table-cell table:style-name="ce1" office:value-type="string" calcext:value-type="string">
            <text:p>DASI_2015_6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757" calcext:value-type="percentage">
            <text:p>7,57%</text:p>
          </table:table-cell>
          <table:table-cell/>
          <table:table-cell table:style-name="ce1" office:value-type="string" calcext:value-type="string">
            <text:p>DASI_2016_6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7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5_7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ce1" office:value-type="string" calcext:value-type="string">
            <text:p>DASI_2016_7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336" calcext:value-type="percentage">
            <text:p>3,36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8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095" calcext:value-type="percentage">
            <text:p>10,95%</text:p>
          </table:table-cell>
          <table:table-cell/>
          <table:table-cell table:style-name="ce1" office:value-type="string" calcext:value-type="string">
            <text:p>DASI_2015_8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128" calcext:value-type="percentage">
            <text:p>11,28%</text:p>
          </table:table-cell>
          <table:table-cell/>
          <table:table-cell table:style-name="ce1" office:value-type="string" calcext:value-type="string">
            <text:p>DASI_2016_8</text:p>
          </table:table-cell>
          <table:table-cell office:value-type="percentage" office:value="0.0462" calcext:value-type="percentage">
            <text:p>4,62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9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54" calcext:value-type="percentage">
            <text:p>9,54%</text:p>
          </table:table-cell>
          <table:table-cell/>
          <table:table-cell table:style-name="ce1" office:value-type="string" calcext:value-type="string">
            <text:p>DASI_2015_9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ce1" office:value-type="string" calcext:value-type="string">
            <text:p>DASI_2016_9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25" calcext:value-type="percentage">
            <text:p>3,2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10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866" calcext:value-type="percentage">
            <text:p>8,66%</text:p>
          </table:table-cell>
          <table:table-cell/>
          <table:table-cell table:style-name="ce1" office:value-type="string" calcext:value-type="string">
            <text:p>DASI_2015_10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6_10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:.B11])" office:value-type="percentage" office:value="0.1174" calcext:value-type="percentage">
            <text:p>11,74%</text:p>
          </table:table-cell>
          <table:table-cell table:style-name="ce1" table:formula="of:=AVERAGE([.C2:.C11])" office:value-type="percentage" office:value="0.10282" calcext:value-type="percentage">
            <text:p>10,28%</text:p>
          </table:table-cell>
          <table:table-cell table:style-name="ce1"/>
          <table:table-cell/>
          <table:table-cell table:style-name="ce1" table:formula="of:=AVERAGE([.F2:.F11])" office:value-type="percentage" office:value="0.10967" calcext:value-type="percentage">
            <text:p>10,97%</text:p>
          </table:table-cell>
          <table:table-cell table:style-name="ce1" table:formula="of:=AVERAGE([.G2:.G11])" office:value-type="percentage" office:value="0.09911" calcext:value-type="percentage">
            <text:p>9,91%</text:p>
          </table:table-cell>
          <table:table-cell table:number-columns-repeated="2"/>
          <table:table-cell table:style-name="ce1" table:formula="of:=AVERAGE([.J2:.J11])" office:value-type="percentage" office:value="0.04731" calcext:value-type="percentage">
            <text:p>4,73%</text:p>
          </table:table-cell>
          <table:table-cell table:style-name="ce1" table:formula="of:=AVERAGE([.K2:.K11])" office:value-type="percentage" office:value="0.03676" calcext:value-type="percentage">
            <text:p>3,68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0902" calcext:value-type="percentage">
            <text:p>9,02%</text:p>
          </table:table-cell>
          <table:table-cell/>
          <table:table-cell table:style-name="ce1" office:value-type="string" calcext:value-type="string">
            <text:p>DASI_2018_1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695" calcext:value-type="percentage">
            <text:p>6,95%</text:p>
          </table:table-cell>
          <table:table-cell/>
          <table:table-cell table:style-name="ce1" office:value-type="string" calcext:value-type="string">
            <text:p>DASI_2019_1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68" calcext:value-type="percentage">
            <text:p>6,6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2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18_2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55" calcext:value-type="percentage">
            <text:p>7,55%</text:p>
          </table:table-cell>
          <table:table-cell/>
          <table:table-cell table:style-name="ce1" office:value-type="string" calcext:value-type="string">
            <text:p>DASI_2019_2</text:p>
          </table:table-cell>
          <table:table-cell office:value-type="percentage" office:value="0.0994" calcext:value-type="percentage">
            <text:p>9,94%</text:p>
          </table:table-cell>
          <table:table-cell office:value-type="percentage" office:value="0.0862" calcext:value-type="percentage">
            <text:p>8,6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3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052" calcext:value-type="percentage">
            <text:p>10,52%</text:p>
          </table:table-cell>
          <table:table-cell/>
          <table:table-cell table:style-name="ce1" office:value-type="string" calcext:value-type="string">
            <text:p>DASI_2018_3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97" calcext:value-type="percentage">
            <text:p>9,97%</text:p>
          </table:table-cell>
          <table:table-cell/>
          <table:table-cell table:style-name="ce1" office:value-type="string" calcext:value-type="string">
            <text:p>DASI_2019_3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4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09" calcext:value-type="percentage">
            <text:p>8,09%</text:p>
          </table:table-cell>
          <table:table-cell/>
          <table:table-cell table:style-name="ce1" office:value-type="string" calcext:value-type="string">
            <text:p>DASI_2018_4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ce1" office:value-type="string" calcext:value-type="string">
            <text:p>DASI_2019_4</text:p>
          </table:table-cell>
          <table:table-cell office:value-type="percentage" office:value="0.0921" calcext:value-type="percentage">
            <text:p>9,21%</text:p>
          </table:table-cell>
          <table:table-cell office:value-type="percentage" office:value="0.0723" calcext:value-type="percentage">
            <text:p>7,2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5</text:p>
          </table:table-cell>
          <table:table-cell table:number-columns-repeated="2"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8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725" calcext:value-type="percentage">
            <text:p>7,25%</text:p>
          </table:table-cell>
          <table:table-cell/>
          <table:table-cell table:style-name="ce1" office:value-type="string" calcext:value-type="string">
            <text:p>DASI_2019_5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904" calcext:value-type="percentage">
            <text:p>9,0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6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006" calcext:value-type="percentage">
            <text:p>10,06%</text:p>
          </table:table-cell>
          <table:table-cell/>
          <table:table-cell table:style-name="ce1" office:value-type="string" calcext:value-type="string">
            <text:p>DASI_2018_6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ce1" office:value-type="string" calcext:value-type="string">
            <text:p>DASI_2019_6</text:p>
          </table:table-cell>
          <table:table-cell office:value-type="percentage" office:value="0.1024" calcext:value-type="percentage">
            <text:p>10,24%</text:p>
          </table:table-cell>
          <table:table-cell office:value-type="percentage" office:value="0.0848" calcext:value-type="percentage">
            <text:p>8,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7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0983" calcext:value-type="percentage">
            <text:p>9,83%</text:p>
          </table:table-cell>
          <table:table-cell/>
          <table:table-cell table:style-name="ce1" office:value-type="string" calcext:value-type="string">
            <text:p>DASI_2018_7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ce1" office:value-type="string" calcext:value-type="string">
            <text:p>DASI_2019_7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834" calcext:value-type="percentage">
            <text:p>8,3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8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948" calcext:value-type="percentage">
            <text:p>9,48%</text:p>
          </table:table-cell>
          <table:table-cell/>
          <table:table-cell table:style-name="ce1" office:value-type="string" calcext:value-type="string">
            <text:p>DASI_2018_8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9_8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21" calcext:value-type="percentage">
            <text:p>8,2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9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1" calcext:value-type="percentage">
            <text:p>11,10%</text:p>
          </table:table-cell>
          <table:table-cell/>
          <table:table-cell table:style-name="ce1" office:value-type="string" calcext:value-type="string">
            <text:p>DASI_2018_9</text:p>
          </table:table-cell>
          <table:table-cell office:value-type="percentage" office:value="0.1269" calcext:value-type="percentage">
            <text:p>12,69%</text:p>
          </table:table-cell>
          <table:table-cell office:value-type="percentage" office:value="0.1163" calcext:value-type="percentage">
            <text:p>11,63%</text:p>
          </table:table-cell>
          <table:table-cell/>
          <table:table-cell table:style-name="ce1" office:value-type="string" calcext:value-type="string">
            <text:p>DASI_2019_9</text:p>
          </table:table-cell>
          <table:table-cell office:value-type="percentage" office:value="0.0979" calcext:value-type="percentage">
            <text:p>9,79%</text:p>
          </table:table-cell>
          <table:table-cell office:value-type="percentage" office:value="0.089" calcext:value-type="percentage">
            <text:p>8,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0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1017" calcext:value-type="percentage">
            <text:p>10,17%</text:p>
          </table:table-cell>
          <table:table-cell/>
          <table:table-cell table:style-name="ce1" office:value-type="string" calcext:value-type="string">
            <text:p>DASI_2018_10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ce1" office:value-type="string" calcext:value-type="string">
            <text:p>DASI_2019_10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932" calcext:value-type="percentage">
            <text:p>9,32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15:.B24])" office:value-type="percentage" office:value="0.11038" calcext:value-type="percentage">
            <text:p>11,04%</text:p>
          </table:table-cell>
          <table:table-cell table:style-name="ce1" table:formula="of:=AVERAGE([.C15:.C24])" office:value-type="percentage" office:value="0.10012" calcext:value-type="percentage">
            <text:p>10,01%</text:p>
          </table:table-cell>
          <table:table-cell table:style-name="ce1"/>
          <table:table-cell/>
          <table:table-cell table:style-name="ce1" table:formula="of:=AVERAGE([.F15:.F24])" office:value-type="percentage" office:value="0.10561" calcext:value-type="percentage">
            <text:p>10,56%</text:p>
          </table:table-cell>
          <table:table-cell table:style-name="ce1" table:formula="of:=AVERAGE([.G15:.G24])" office:value-type="percentage" office:value="0.09183" calcext:value-type="percentage">
            <text:p>9,18%</text:p>
          </table:table-cell>
          <table:table-cell table:number-columns-repeated="2"/>
          <table:table-cell table:style-name="ce1" table:formula="of:=AVERAGE([.J15:.J24])" office:value-type="percentage" office:value="0.09329" calcext:value-type="percentage">
            <text:p>9,33%</text:p>
          </table:table-cell>
          <table:table-cell table:style-name="ce1" table:formula="of:=AVERAGE([.K15:.K24])" office:value-type="percentage" office:value="0.08247" calcext:value-type="percentage">
            <text:p>8,25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18" calcext:value-type="percentage">
            <text:p>6,18%</text:p>
          </table:table-cell>
          <table:table-cell/>
          <table:table-cell table:style-name="ce1" office:value-type="string" calcext:value-type="string">
            <text:p>DASI_2021_1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46" calcext:value-type="percentage">
            <text:p>14,60%</text:p>
          </table:table-cell>
          <table:table-cell/>
          <table:table-cell table:style-name="ce1" office:value-type="string" calcext:value-type="string">
            <text:p>DASI_2022_1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2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77" calcext:value-type="percentage">
            <text:p>6,77%</text:p>
          </table:table-cell>
          <table:table-cell/>
          <table:table-cell table:style-name="ce1" office:value-type="string" calcext:value-type="string">
            <text:p>DASI_2021_2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table:style-name="ce1" office:value-type="string" calcext:value-type="string">
            <text:p>DASI_2022_2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3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3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22_3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4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63" calcext:value-type="percentage">
            <text:p>6,30%</text:p>
          </table:table-cell>
          <table:table-cell/>
          <table:table-cell table:style-name="ce1" office:value-type="string" calcext:value-type="string">
            <text:p>DASI_2021_4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table:style-name="ce1" office:value-type="string" calcext:value-type="string">
            <text:p>DASI_2022_4</text:p>
          </table:table-cell>
          <table:table-cell office:value-type="percentage" office:value="0.1015" calcext:value-type="percentage">
            <text:p>10,15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5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525" calcext:value-type="percentage">
            <text:p>5,25%</text:p>
          </table:table-cell>
          <table:table-cell/>
          <table:table-cell table:style-name="ce1" office:value-type="string" calcext:value-type="string">
            <text:p>DASI_2021_5</text:p>
          </table:table-cell>
          <table:table-cell office:value-type="percentage" office:value="0.1227" calcext:value-type="percentage">
            <text:p>12,2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22_5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6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53" calcext:value-type="percentage">
            <text:p>6,53%</text:p>
          </table:table-cell>
          <table:table-cell/>
          <table:table-cell table:style-name="ce1" office:value-type="string" calcext:value-type="string">
            <text:p>DASI_2021_6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149" calcext:value-type="percentage">
            <text:p>11,49%</text:p>
          </table:table-cell>
          <table:table-cell/>
          <table:table-cell table:style-name="ce1" office:value-type="string" calcext:value-type="string">
            <text:p>DASI_2022_6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7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0583" calcext:value-type="percentage">
            <text:p>5,83%</text:p>
          </table:table-cell>
          <table:table-cell/>
          <table:table-cell table:style-name="ce1" office:value-type="string" calcext:value-type="string">
            <text:p>DASI_2021_7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211" calcext:value-type="percentage">
            <text:p>12,11%</text:p>
          </table:table-cell>
          <table:table-cell/>
          <table:table-cell table:style-name="ce1" office:value-type="string" calcext:value-type="string">
            <text:p>DASI_2022_7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8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548" calcext:value-type="percentage">
            <text:p>5,48%</text:p>
          </table:table-cell>
          <table:table-cell/>
          <table:table-cell table:style-name="ce1" office:value-type="string" calcext:value-type="string">
            <text:p>DASI_2021_8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ce1" office:value-type="string" calcext:value-type="string">
            <text:p>DASI_2022_8</text:p>
          </table:table-cell>
          <table:table-cell office:value-type="percentage" office:value="0.1243" calcext:value-type="percentage">
            <text:p>12,43%</text:p>
          </table:table-cell>
          <table:table-cell office:value-type="percentage" office:value="0.1115" calcext:value-type="percentage">
            <text:p>11,1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9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572" calcext:value-type="percentage">
            <text:p>5,72%</text:p>
          </table:table-cell>
          <table:table-cell/>
          <table:table-cell table:style-name="ce1" office:value-type="string" calcext:value-type="string">
            <text:p>DASI_2021_9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273" calcext:value-type="percentage">
            <text:p>12,73%</text:p>
          </table:table-cell>
          <table:table-cell/>
          <table:table-cell table:style-name="ce1" office:value-type="string" calcext:value-type="string">
            <text:p>DASI_2022_9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0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10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66" calcext:value-type="percentage">
            <text:p>13,66%</text:p>
          </table:table-cell>
          <table:table-cell/>
          <table:table-cell table:style-name="ce1" office:value-type="string" calcext:value-type="string">
            <text:p>DASI_2022_10</text:p>
          </table:table-cell>
          <table:table-cell office:value-type="percentage" office:value="0.0873" calcext:value-type="percentage">
            <text:p>8,7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8:.B37])" office:value-type="percentage" office:value="0.07881" calcext:value-type="percentage">
            <text:p>7,88%</text:p>
          </table:table-cell>
          <table:table-cell table:style-name="ce1" table:formula="of:=AVERAGE([.C28:.C37])" office:value-type="percentage" office:value="0.06136" calcext:value-type="percentage">
            <text:p>6,14%</text:p>
          </table:table-cell>
          <table:table-cell table:style-name="ce1"/>
          <table:table-cell/>
          <table:table-cell table:style-name="ce1" table:formula="of:=AVERAGE([.F28:.F37])" office:value-type="percentage" office:value="0.13777" calcext:value-type="percentage">
            <text:p>13,78%</text:p>
          </table:table-cell>
          <table:table-cell table:style-name="ce1" table:formula="of:=AVERAGE([.G28:.G37])" office:value-type="percentage" office:value="0.11987" calcext:value-type="percentage">
            <text:p>11,99%</text:p>
          </table:table-cell>
          <table:table-cell table:number-columns-repeated="2"/>
          <table:table-cell table:style-name="ce1" table:formula="of:=AVERAGE([.J28:.J37])" office:value-type="percentage" office:value="0.09737" calcext:value-type="percentage">
            <text:p>9,74%</text:p>
          </table:table-cell>
          <table:table-cell table:style-name="ce1" table:formula="of:=AVERAGE([.K28:.K37])" office:value-type="percentage" office:value="0.09163" calcext:value-type="percentage">
            <text:p>9,16%</text:p>
          </table:table-cell>
          <table:table-cell table:number-columns-repeated="16373"/>
        </table:table-row>
        <table:table-row table:style-name="ro2">
          <table:table-cell table:number-columns-repeated="4"/>
          <table:table-cell table:style-name="ce4" office:value-type="string" calcext:value-type="string" table:number-columns-spanned="2" table:number-rows-spanned="1">
            <text:p>total</text:p>
          </table:table-cell>
          <table:covered-table-cell/>
          <table:table-cell/>
          <table:table-cell office:value-type="string" calcext:value-type="string">
            <text:p>TIME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 office:value-type="string" calcext:value-type="string">
            <text:p>YEAR</text:p>
          </table:table-cell>
          <table:table-cell office:value-type="string" calcext:value-type="string">
            <text:p>NNC</text:p>
          </table:table-cell>
          <table:table-cell office:value-type="string" calcext:value-type="string">
            <text:p>NNC_GA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1</text:p>
          </table:table-cell>
          <table:table-cell office:value-type="percentage" office:value="0.1128" calcext:value-type="percentage">
            <text:p>11,28%</text:p>
          </table:table-cell>
          <table:table-cell office:value-type="percentage" office:value="0.0929" calcext:value-type="percentage">
            <text:p>9,29%</text:p>
          </table:table-cell>
          <table:table-cell table:style-name="ce3" office:value-type="float" office:value="2014" calcext:value-type="float">
            <text:p>2014</text:p>
          </table:table-cell>
          <table:table-cell table:formula="of:=[.B12]" office:value-type="percentage" office:value="0.1174" calcext:value-type="percentage">
            <text:p>11,74%</text:p>
          </table:table-cell>
          <table:table-cell table:style-name="ce6" table:formula="of:=[.C12]" office:value-type="percentage" office:value="0.10282" calcext:value-type="percentage">
            <text:p>10,28%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132.052" calcext:value-type="float">
            <text:p>132,052</text:p>
          </table:table-cell>
          <table:table-cell table:style-name="ce3" office:value-type="float" office:value="304.603" calcext:value-type="float">
            <text:p>304,60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2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93" calcext:value-type="percentage">
            <text:p>8,93%</text:p>
          </table:table-cell>
          <table:table-cell table:style-name="ce3" office:value-type="float" office:value="2015" calcext:value-type="float">
            <text:p>2015</text:p>
          </table:table-cell>
          <table:table-cell table:formula="of:=[.F12]" office:value-type="percentage" office:value="0.10967" calcext:value-type="percentage">
            <text:p>10,97%</text:p>
          </table:table-cell>
          <table:table-cell table:style-name="ce6" table:formula="of:=[.G12]" office:value-type="percentage" office:value="0.09911" calcext:value-type="percentage">
            <text:p>9,91%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148.515" calcext:value-type="float">
            <text:p>148,515</text:p>
          </table:table-cell>
          <table:table-cell table:style-name="ce3" office:value-type="float" office:value="490.34" calcext:value-type="float">
            <text:p>490,3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3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783" calcext:value-type="percentage">
            <text:p>7,83%</text:p>
          </table:table-cell>
          <table:table-cell table:style-name="ce3" office:value-type="float" office:value="2016" calcext:value-type="float">
            <text:p>2016</text:p>
          </table:table-cell>
          <table:table-cell table:formula="of:=[.J12]" office:value-type="percentage" office:value="0.04731" calcext:value-type="percentage">
            <text:p>4,73%</text:p>
          </table:table-cell>
          <table:table-cell table:style-name="ce6" table:formula="of:=[.K12]" office:value-type="percentage" office:value="0.03676" calcext:value-type="percentage">
            <text:p>3,68%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340.922" calcext:value-type="float">
            <text:p>340,922</text:p>
          </table:table-cell>
          <table:table-cell table:style-name="ce3" office:value-type="float" office:value="459.382" calcext:value-type="float">
            <text:p>459,38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4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565" calcext:value-type="percentage">
            <text:p>5,65%</text:p>
          </table:table-cell>
          <table:table-cell table:style-name="ce3" office:value-type="float" office:value="2017" calcext:value-type="float">
            <text:p>2017</text:p>
          </table:table-cell>
          <table:table-cell table:formula="of:=[.B25]" office:value-type="percentage" office:value="0.11038" calcext:value-type="percentage">
            <text:p>11,04%</text:p>
          </table:table-cell>
          <table:table-cell table:style-name="ce6" table:formula="of:=[.C25]" office:value-type="percentage" office:value="0.10012" calcext:value-type="percentage">
            <text:p>10,01%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1.794" calcext:value-type="float">
            <text:p>161,794</text:p>
          </table:table-cell>
          <table:table-cell table:style-name="ce3" office:value-type="float" office:value="300.247" calcext:value-type="float">
            <text:p>300,24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5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0911" calcext:value-type="percentage">
            <text:p>9,11%</text:p>
          </table:table-cell>
          <table:table-cell table:style-name="ce3" office:value-type="float" office:value="2018" calcext:value-type="float">
            <text:p>2018</text:p>
          </table:table-cell>
          <table:table-cell table:formula="of:=[.F25]" office:value-type="percentage" office:value="0.10561" calcext:value-type="percentage">
            <text:p>10,56%</text:p>
          </table:table-cell>
          <table:table-cell table:style-name="ce6" table:formula="of:=[.G25]" office:value-type="percentage" office:value="0.09183" calcext:value-type="percentage">
            <text:p>9,18%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.998" calcext:value-type="float">
            <text:p>143,998</text:p>
          </table:table-cell>
          <table:table-cell table:style-name="ce3" office:value-type="float" office:value="432.637" calcext:value-type="float">
            <text:p>432,63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6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729" calcext:value-type="percentage">
            <text:p>7,29%</text:p>
          </table:table-cell>
          <table:table-cell table:style-name="ce3" office:value-type="float" office:value="2019" calcext:value-type="float">
            <text:p>2019</text:p>
          </table:table-cell>
          <table:table-cell table:formula="of:=[.J25]" office:value-type="percentage" office:value="0.09329" calcext:value-type="percentage">
            <text:p>9,33%</text:p>
          </table:table-cell>
          <table:table-cell table:style-name="ce6" table:formula="of:=[.K25]" office:value-type="percentage" office:value="0.08247" calcext:value-type="percentage">
            <text:p>8,25%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20.031" calcext:value-type="float">
            <text:p>120,031</text:p>
          </table:table-cell>
          <table:table-cell table:style-name="ce3" office:value-type="float" office:value="486.346" calcext:value-type="float">
            <text:p>486,34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7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765" calcext:value-type="percentage">
            <text:p>7,65%</text:p>
          </table:table-cell>
          <table:table-cell table:style-name="ce3" office:value-type="float" office:value="2020" calcext:value-type="float">
            <text:p>2020</text:p>
          </table:table-cell>
          <table:table-cell table:formula="of:=[.B38]" office:value-type="percentage" office:value="0.07881" calcext:value-type="percentage">
            <text:p>7,88%</text:p>
          </table:table-cell>
          <table:table-cell table:style-name="ce6" table:formula="of:=[.C38]" office:value-type="percentage" office:value="0.06136" calcext:value-type="percentage">
            <text:p>6,14%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345.832" calcext:value-type="float">
            <text:p>345,832</text:p>
          </table:table-cell>
          <table:table-cell table:style-name="ce3" office:value-type="float" office:value="442.644" calcext:value-type="float">
            <text:p>442,64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8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38" calcext:value-type="percentage">
            <text:p>8,38%</text:p>
          </table:table-cell>
          <table:table-cell table:style-name="ce3" office:value-type="float" office:value="2021" calcext:value-type="float">
            <text:p>2021</text:p>
          </table:table-cell>
          <table:table-cell table:formula="of:=[.F38]" office:value-type="percentage" office:value="0.13777" calcext:value-type="percentage">
            <text:p>13,78%</text:p>
          </table:table-cell>
          <table:table-cell table:style-name="ce6" table:formula="of:=[.G38]" office:value-type="percentage" office:value="0.11987" calcext:value-type="percentage">
            <text:p>11,99%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94.512" calcext:value-type="float">
            <text:p>94,512</text:p>
          </table:table-cell>
          <table:table-cell table:style-name="ce3" office:value-type="float" office:value="225.714" calcext:value-type="float">
            <text:p>225,71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9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93" calcext:value-type="percentage">
            <text:p>10,93%</text:p>
          </table:table-cell>
          <table:table-cell table:style-name="ce3" office:value-type="float" office:value="2022" calcext:value-type="float">
            <text:p>2022</text:p>
          </table:table-cell>
          <table:table-cell table:formula="of:=[.J38]" office:value-type="percentage" office:value="0.09737" calcext:value-type="percentage">
            <text:p>9,74%</text:p>
          </table:table-cell>
          <table:table-cell table:style-name="ce6" table:formula="of:=[.K38]" office:value-type="percentage" office:value="0.09163" calcext:value-type="percentage">
            <text:p>9,16%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146.036" calcext:value-type="float">
            <text:p>146,036</text:p>
          </table:table-cell>
          <table:table-cell table:style-name="ce3" office:value-type="float" office:value="439.695" calcext:value-type="float">
            <text:p>439,69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ASI_2023_10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2" calcext:value-type="percentage">
            <text:p>8,20%</text:p>
          </table:table-cell>
          <table:table-cell table:style-name="ce3" office:value-type="float" office:value="2023" calcext:value-type="float">
            <text:p>2023</text:p>
          </table:table-cell>
          <table:table-cell table:formula="of:=[.B51]" office:value-type="percentage" office:value="0.09672" calcext:value-type="percentage">
            <text:p>9,67%</text:p>
          </table:table-cell>
          <table:table-cell table:style-name="ce6" table:formula="of:=[.C51]" office:value-type="percentage" office:value="0.08326" calcext:value-type="percentage">
            <text:p>8,33%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105.623" calcext:value-type="float">
            <text:p>105,623</text:p>
          </table:table-cell>
          <table:table-cell table:style-name="ce3" office:value-type="float" office:value="323.923" calcext:value-type="float">
            <text:p>323,923</text:p>
          </table:table-cell>
          <table:table-cell table:number-columns-repeated="16375"/>
        </table:table-row>
        <table:table-row table:style-name="ro2">
          <table:table-cell/>
          <table:table-cell table:style-name="ce1" table:formula="of:=AVERAGE([.B41:.B50])" office:value-type="percentage" office:value="0.09672" calcext:value-type="percentage">
            <text:p>9,67%</text:p>
          </table:table-cell>
          <table:table-cell table:style-name="ce1" table:formula="of:=AVERAGE([.C41:.C50])" office:value-type="percentage" office:value="0.08326" calcext:value-type="percentage">
            <text:p>8,33%</text:p>
          </table:table-cell>
          <table:table-cell table:style-name="ce1"/>
          <table:table-cell table:style-name="ce5" table:formula="of:=AVERAGE([.E41:.E50])" office:value-type="percentage" office:value="0.099433" calcext:value-type="percentage">
            <text:p>9,94%</text:p>
          </table:table-cell>
          <table:table-cell table:style-name="ce5" table:formula="of:=AVERAGE([.F41:.F50])" office:value-type="percentage" office:value="0.086923" calcext:value-type="percentage">
            <text:p>8,69%</text:p>
          </table:table-cell>
          <table:table-cell table:style-name="ce1"/>
          <table:table-cell table:style-name="ce3" table:number-columns-repeated="2"/>
          <table:table-cell table:number-columns-repeated="16375"/>
        </table:table-row>
        <table:table-row table:style-name="ro1">
          <table:table-cell table:number-columns-repeated="3"/>
          <table:table-cell table:style-name="ce1" office:value-type="string" calcext:value-type="string">
            <text:p>GAIN</text:p>
          </table:table-cell>
          <table:table-cell table:style-name="ce1"/>
          <table:table-cell table:style-name="ce1" table:formula="of:=([.E51]-[.F51])/[.E51]" office:value-type="percentage" office:value="0.125813361761186" calcext:value-type="percentage">
            <text:p>12,58%</text:p>
          </table:table-cell>
          <table:table-cell/>
          <table:table-cell table:style-name="ce3" table:number-columns-repeated="2"/>
          <table:table-cell table:number-columns-repeated="16375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16:37:22.89510899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2:16:01.958560303</meta:creation-date>
    <dc:date>2025-09-07T15:19:57.887524697</dc:date>
    <meta:editing-duration>PT13H7M31S</meta:editing-duration>
    <meta:editing-cycles>84</meta:editing-cycles>
    <meta:generator>LibreOffice/25.2.3.2$Linux_X86_64 LibreOffice_project/520$Build-2</meta:generator>
    <meta:document-statistic meta:table-count="1" meta:cell-count="41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4.204cm" svg:y="0.316cm" chart:style-name="ch2">
          <text:p>PREDICTION OF FIRE DURATION</text:p>
        </chart:title>
        <chart:legend chart:legend-position="end" svg:x="13.216cm" svg:y="3.963cm" style:legend-expansion="high" chart:style-name="ch3"/>
        <chart:plot-area chart:style-name="ch4" svg:x="1.306cm" svg:y="1.301cm" svg:width="11.59cm" svg:height="6.563cm">
          <chart:coordinate-region svg:x="2.729cm" svg:y="1.496cm" svg:width="9.781cm" svg:height="5.732cm"/>
          <chart:axis chart:dimension="x" chart:name="primary-x" chart:style-name="ch5" chartooo:axis-type="auto">
            <chartooo:date-scale/>
            <chart:title svg:x="6.601cm" svg:y="8.045cm" chart:style-name="ch6">
              <text:p><text:span text:style-name="T1">YEAR</text:span></text:p>
            </chart:title>
            <chart:categories table:cell-range-address="Φύλλο1.D41:Φύλλο1.D50"/>
          </chart:axis>
          <chart:axis chart:dimension="y" chart:name="primary-y" chart:style-name="ch7">
            <chart:title svg:x="0.451cm" svg:y="5.226cm" chart:style-name="ch8">
              <text:p><text:span text:style-name="T1">ERROR</text:span></text:p>
            </chart:title>
            <chart:grid chart:style-name="ch9" chart:class="major"/>
          </chart:axis>
          <chart:series chart:style-name="ch10" chart:values-cell-range-address="Φύλλο1.E41:Φύλλο1.E50" chart:label-cell-address="Φύλλο1.E40:Φύλλο1.E40" chart:class="chart:line">
            <chart:data-point chart:repeated="10"/>
          </chart:series>
          <chart:series chart:style-name="ch11" chart:values-cell-range-address="Φύλλο1.F41:Φύλλο1.F50" chart:label-cell-address="Φύλλο1.F40:Φύλλο1.F4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C</text:p>
                <draw:g>
                  <svg:desc>Φύλλο1.E40:Φύλλο1.E40</svg:desc>
                </draw:g>
              </table:table-cell>
              <table:table-cell office:value-type="string">
                <text:p>NNC_GA</text:p>
                <draw:g>
                  <svg:desc>Φύλλο1.F40:Φύλλο1.F40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D41:Φύλλο1.D50</svg:desc>
                </draw:g>
              </table:table-cell>
              <table:table-cell office:value-type="float" office:value="0.1174">
                <text:p>0.1174</text:p>
                <draw:g>
                  <svg:desc>Φύλλο1.E41:Φύλλο1.E50</svg:desc>
                </draw:g>
              </table:table-cell>
              <table:table-cell office:value-type="float" office:value="0.10282">
                <text:p>0.10282</text:p>
                <draw:g>
                  <svg:desc>Φύλλο1.F41:Φύλλο1.F50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10967">
                <text:p>0.10967</text:p>
              </table:table-cell>
              <table:table-cell office:value-type="float" office:value="0.09911">
                <text:p>0.0991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4731">
                <text:p>0.04731</text:p>
              </table:table-cell>
              <table:table-cell office:value-type="float" office:value="0.03676">
                <text:p>0.0367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1038">
                <text:p>0.11038</text:p>
              </table:table-cell>
              <table:table-cell office:value-type="float" office:value="0.10012">
                <text:p>0.1001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0561">
                <text:p>0.10561</text:p>
              </table:table-cell>
              <table:table-cell office:value-type="float" office:value="0.09183">
                <text:p>0.0918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9329">
                <text:p>0.09329</text:p>
              </table:table-cell>
              <table:table-cell office:value-type="float" office:value="0.08247">
                <text:p>0.0824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7881">
                <text:p>0.07881</text:p>
              </table:table-cell>
              <table:table-cell office:value-type="float" office:value="0.06136">
                <text:p>0.0613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13777">
                <text:p>0.13777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9737">
                <text:p>0.09737</text:p>
              </table:table-cell>
              <table:table-cell office:value-type="float" office:value="0.09163">
                <text:p>0.0916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9672">
                <text:p>0.09672</text:p>
              </table:table-cell>
              <table:table-cell office:value-type="float" office:value="0.08326">
                <text:p>0.08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477cm" svg:y="0.316cm" chart:style-name="ch2">
          <text:p><text:span text:style-name="T1">AVERAGE EXECUTION TIME FOR FORESTFIRES</text:span></text:p>
        </chart:title>
        <chart:legend chart:legend-position="end" svg:x="13.805cm" svg:y="3.963cm" style:legend-expansion="high" chart:style-name="ch3"/>
        <chart:plot-area chart:style-name="ch4" svg:x="1.306cm" svg:y="1.301cm" svg:width="12.179cm" svg:height="6.563cm">
          <chart:coordinate-region svg:x="2.133cm" svg:y="1.496cm" svg:width="11.352cm" svg:height="5.732cm"/>
          <chart:axis chart:dimension="x" chart:name="primary-x" chart:style-name="ch5" chartooo:axis-type="auto">
            <chartooo:date-scale/>
            <chart:title svg:x="6.895cm" svg:y="8.045cm" chart:style-name="ch2">
              <text:p><text:span text:style-name="T2">YEAR</text:span></text:p>
            </chart:title>
            <chart:categories table:cell-range-address="Φύλλο1.G41:Φύλλο1.G50"/>
          </chart:axis>
          <chart:axis chart:dimension="y" chart:name="primary-y" chart:style-name="ch6">
            <chart:title svg:x="0.451cm" svg:y="5.028cm" chart:style-name="ch7">
              <text:p><text:span text:style-name="T2">TIME</text:span></text:p>
            </chart:title>
            <chart:grid chart:style-name="ch8" chart:class="major"/>
          </chart:axis>
          <chart:series chart:style-name="ch9" chart:values-cell-range-address="Φύλλο1.H41:Φύλλο1.H50" chart:label-cell-address="Φύλλο1.H40:Φύλλο1.H40" chart:class="chart:bar">
            <chart:data-point chart:repeated="10"/>
          </chart:series>
          <chart:series chart:style-name="ch10" chart:values-cell-range-address="Φύλλο1.I41:Φύλλο1.I50" chart:label-cell-address="Φύλλο1.I40:Φύλλο1.I4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C</text:p>
                <draw:g>
                  <svg:desc>Φύλλο1.H40:Φύλλο1.H40</svg:desc>
                </draw:g>
              </table:table-cell>
              <table:table-cell office:value-type="string">
                <text:p>NNC_GA</text:p>
                <draw:g>
                  <svg:desc>Φύλλο1.I40:Φύλλο1.I40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G41:Φύλλο1.G50</svg:desc>
                </draw:g>
              </table:table-cell>
              <table:table-cell office:value-type="float" office:value="132.052">
                <text:p>132.052</text:p>
                <draw:g>
                  <svg:desc>Φύλλο1.H41:Φύλλο1.H50</svg:desc>
                </draw:g>
              </table:table-cell>
              <table:table-cell office:value-type="float" office:value="304.603">
                <text:p>304.603</text:p>
                <draw:g>
                  <svg:desc>Φύλλο1.I41:Φύλλο1.I50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48.515">
                <text:p>148.515</text:p>
              </table:table-cell>
              <table:table-cell office:value-type="float" office:value="490.34">
                <text:p>490.3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40.922">
                <text:p>340.922</text:p>
              </table:table-cell>
              <table:table-cell office:value-type="float" office:value="459.382">
                <text:p>459.38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1.794">
                <text:p>161.794</text:p>
              </table:table-cell>
              <table:table-cell office:value-type="float" office:value="300.247">
                <text:p>300.24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43.998">
                <text:p>143.998</text:p>
              </table:table-cell>
              <table:table-cell office:value-type="float" office:value="432.637">
                <text:p>432.63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20.031">
                <text:p>120.031</text:p>
              </table:table-cell>
              <table:table-cell office:value-type="float" office:value="486.346">
                <text:p>486.34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45.832">
                <text:p>345.832</text:p>
              </table:table-cell>
              <table:table-cell office:value-type="float" office:value="442.644">
                <text:p>442.64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94.512">
                <text:p>94.512</text:p>
              </table:table-cell>
              <table:table-cell office:value-type="float" office:value="225.714">
                <text:p>225.71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46.036">
                <text:p>146.036</text:p>
              </table:table-cell>
              <table:table-cell office:value-type="float" office:value="439.695">
                <text:p>439.69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05.623">
                <text:p>105.623</text:p>
              </table:table-cell>
              <table:table-cell office:value-type="float" office:value="323.923">
                <text:p>323.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